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2.799cm" table:align="left"/>
    </style:style>
    <style:style style:name="Tabela2.A" style:family="table-column">
      <style:table-column-properties style:column-width="2.498cm"/>
    </style:style>
    <style:style style:name="Tabela2.B" style:family="table-column">
      <style:table-column-properties style:column-width="1.505cm"/>
    </style:style>
    <style:style style:name="Tabela2.C" style:family="table-column">
      <style:table-column-properties style:column-width="2.397cm"/>
    </style:style>
    <style:style style:name="Tabela2.D" style:family="table-column">
      <style:table-column-properties style:column-width="1.901cm"/>
    </style:style>
    <style:style style:name="Tabela2.E" style:family="table-column">
      <style:table-column-properties style:column-width="2.002cm"/>
    </style:style>
    <style:style style:name="Tabela2.F" style:family="table-column">
      <style:table-column-properties style:column-width="2.496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2.799cm" table:align="left"/>
    </style:style>
    <style:style style:name="Tabela3.A" style:family="table-column">
      <style:table-column-properties style:column-width="2.498cm"/>
    </style:style>
    <style:style style:name="Tabela3.B" style:family="table-column">
      <style:table-column-properties style:column-width="1.505cm"/>
    </style:style>
    <style:style style:name="Tabela3.C" style:family="table-column">
      <style:table-column-properties style:column-width="2.397cm"/>
    </style:style>
    <style:style style:name="Tabela3.D" style:family="table-column">
      <style:table-column-properties style:column-width="1.901cm"/>
    </style:style>
    <style:style style:name="Tabela3.E" style:family="table-column">
      <style:table-column-properties style:column-width="2.002cm"/>
    </style:style>
    <style:style style:name="Tabela3.F" style:family="table-column">
      <style:table-column-properties style:column-width="2.49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2" style:family="table-row">
      <style:table-row-properties style:min-row-height="0.781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2.799cm" table:align="left"/>
    </style:style>
    <style:style style:name="Tabela4.A" style:family="table-column">
      <style:table-column-properties style:column-width="2.498cm"/>
    </style:style>
    <style:style style:name="Tabela4.B" style:family="table-column">
      <style:table-column-properties style:column-width="1.505cm"/>
    </style:style>
    <style:style style:name="Tabela4.C" style:family="table-column">
      <style:table-column-properties style:column-width="2.397cm"/>
    </style:style>
    <style:style style:name="Tabela4.D" style:family="table-column">
      <style:table-column-properties style:column-width="1.901cm"/>
    </style:style>
    <style:style style:name="Tabela4.E" style:family="table-column">
      <style:table-column-properties style:column-width="2.002cm"/>
    </style:style>
    <style:style style:name="Tabela4.F" style:family="table-column">
      <style:table-column-properties style:column-width="2.496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2" style:family="table-row">
      <style:table-row-properties style:min-row-height="0.781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2.799cm" table:align="left"/>
    </style:style>
    <style:style style:name="Tabela5.A" style:family="table-column">
      <style:table-column-properties style:column-width="2.498cm"/>
    </style:style>
    <style:style style:name="Tabela5.B" style:family="table-column">
      <style:table-column-properties style:column-width="1.505cm"/>
    </style:style>
    <style:style style:name="Tabela5.C" style:family="table-column">
      <style:table-column-properties style:column-width="2.397cm"/>
    </style:style>
    <style:style style:name="Tabela5.D" style:family="table-column">
      <style:table-column-properties style:column-width="1.901cm"/>
    </style:style>
    <style:style style:name="Tabela5.E" style:family="table-column">
      <style:table-column-properties style:column-width="2.002cm"/>
    </style:style>
    <style:style style:name="Tabela5.F" style:family="table-column">
      <style:table-column-properties style:column-width="2.496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2" style:family="table-row">
      <style:table-row-properties style:min-row-height="0.781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2.799cm" table:align="left"/>
    </style:style>
    <style:style style:name="Tabela6.A" style:family="table-column">
      <style:table-column-properties style:column-width="2.498cm"/>
    </style:style>
    <style:style style:name="Tabela6.B" style:family="table-column">
      <style:table-column-properties style:column-width="1.505cm"/>
    </style:style>
    <style:style style:name="Tabela6.C" style:family="table-column">
      <style:table-column-properties style:column-width="2.397cm"/>
    </style:style>
    <style:style style:name="Tabela6.D" style:family="table-column">
      <style:table-column-properties style:column-width="1.901cm"/>
    </style:style>
    <style:style style:name="Tabela6.E" style:family="table-column">
      <style:table-column-properties style:column-width="2.002cm"/>
    </style:style>
    <style:style style:name="Tabela6.F" style:family="table-column">
      <style:table-column-properties style:column-width="2.496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F1" style:family="table-cell">
      <style:table-cell-properties fo:padding="0.097cm" fo:border="0.05pt solid #000000"/>
    </style:style>
    <style:style style:name="Tabela6.2" style:family="table-row">
      <style:table-row-properties style:min-row-height="0.781cm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2.799cm" table:align="left"/>
    </style:style>
    <style:style style:name="Tabela7.A" style:family="table-column">
      <style:table-column-properties style:column-width="2.498cm"/>
    </style:style>
    <style:style style:name="Tabela7.B" style:family="table-column">
      <style:table-column-properties style:column-width="1.505cm"/>
    </style:style>
    <style:style style:name="Tabela7.C" style:family="table-column">
      <style:table-column-properties style:column-width="2.397cm"/>
    </style:style>
    <style:style style:name="Tabela7.D" style:family="table-column">
      <style:table-column-properties style:column-width="1.901cm"/>
    </style:style>
    <style:style style:name="Tabela7.E" style:family="table-column">
      <style:table-column-properties style:column-width="2.002cm"/>
    </style:style>
    <style:style style:name="Tabela7.F" style:family="table-column">
      <style:table-column-properties style:column-width="2.496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F1" style:family="table-cell">
      <style:table-cell-properties fo:padding="0.097cm" fo:border="0.05pt solid #000000"/>
    </style:style>
    <style:style style:name="Tabela7.2" style:family="table-row">
      <style:table-row-properties style:min-row-height="0.781cm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2.799cm" table:align="left"/>
    </style:style>
    <style:style style:name="Tabela8.A" style:family="table-column">
      <style:table-column-properties style:column-width="2.498cm"/>
    </style:style>
    <style:style style:name="Tabela8.B" style:family="table-column">
      <style:table-column-properties style:column-width="1.505cm"/>
    </style:style>
    <style:style style:name="Tabela8.C" style:family="table-column">
      <style:table-column-properties style:column-width="2.397cm"/>
    </style:style>
    <style:style style:name="Tabela8.D" style:family="table-column">
      <style:table-column-properties style:column-width="1.901cm"/>
    </style:style>
    <style:style style:name="Tabela8.E" style:family="table-column">
      <style:table-column-properties style:column-width="2.002cm"/>
    </style:style>
    <style:style style:name="Tabela8.F" style:family="table-column">
      <style:table-column-properties style:column-width="2.496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F1" style:family="table-cell">
      <style:table-cell-properties fo:padding="0.097cm" fo:border="0.05pt solid #000000"/>
    </style:style>
    <style:style style:name="Tabela8.2" style:family="table-row">
      <style:table-row-properties style:min-row-height="0.781cm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F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paragraph-rsid="000979b3" style:font-size-asian="13pt" style:font-size-complex="13pt"/>
    </style:style>
    <style:style style:name="P3" style:family="paragraph" style:parent-style-name="Standard">
      <style:text-properties fo:font-size="13pt" officeooo:paragraph-rsid="000aafe0" style:font-size-asian="13pt" style:font-size-complex="13pt"/>
    </style:style>
    <style:style style:name="P4" style:family="paragraph" style:parent-style-name="Standard">
      <style:text-properties fo:font-size="13pt" officeooo:paragraph-rsid="000c2273" style:font-size-asian="13pt" style:font-size-complex="13pt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paragraph-rsid="000979b3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7a6e5" officeooo:paragraph-rsid="001872a8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7a6e5" officeooo:paragraph-rsid="0018c2ba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7a6e5" officeooo:paragraph-rsid="001ecfca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7a6e5" officeooo:paragraph-rsid="0020eb38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7a6e5" officeooo:paragraph-rsid="0023513d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7a6e5" officeooo:paragraph-rsid="0024afca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officeooo:paragraph-rsid="000979b3" style:font-size-asian="13pt" style:font-size-complex="13pt"/>
    </style:style>
    <style:style style:name="P14" style:family="paragraph" style:parent-style-name="Standard">
      <style:text-properties fo:font-size="13pt" officeooo:rsid="0017a6e5" officeooo:paragraph-rsid="0017a6e5" style:font-size-asian="13pt" style:font-size-complex="13pt"/>
    </style:style>
    <style:style style:name="P15" style:family="paragraph" style:parent-style-name="Standard">
      <style:text-properties fo:font-size="13pt" officeooo:paragraph-rsid="001872a8" style:font-size-asian="13pt" style:font-size-complex="13pt"/>
    </style:style>
    <style:style style:name="P16" style:family="paragraph" style:parent-style-name="Standard">
      <style:text-properties fo:font-size="13pt" officeooo:rsid="001872a8" officeooo:paragraph-rsid="001872a8" style:font-size-asian="13pt" style:font-size-complex="13pt"/>
    </style:style>
    <style:style style:name="P17" style:family="paragraph" style:parent-style-name="Standard">
      <style:text-properties fo:font-size="13pt" officeooo:rsid="001872a8" officeooo:paragraph-rsid="0018c2ba" style:font-size-asian="13pt" style:font-size-complex="13pt"/>
    </style:style>
    <style:style style:name="P18" style:family="paragraph" style:parent-style-name="Standard">
      <style:text-properties fo:font-size="13pt" officeooo:rsid="001872a8" officeooo:paragraph-rsid="002049dc" style:font-size-asian="13pt" style:font-size-complex="13pt"/>
    </style:style>
    <style:style style:name="P19" style:family="paragraph" style:parent-style-name="Standard">
      <style:text-properties fo:font-size="13pt" officeooo:rsid="001872a8" officeooo:paragraph-rsid="0020eb38" style:font-size-asian="13pt" style:font-size-complex="13pt"/>
    </style:style>
    <style:style style:name="P20" style:family="paragraph" style:parent-style-name="Standard">
      <style:text-properties fo:font-size="13pt" officeooo:rsid="001872a8" officeooo:paragraph-rsid="0023513d" style:font-size-asian="13pt" style:font-size-complex="13pt"/>
    </style:style>
    <style:style style:name="P21" style:family="paragraph" style:parent-style-name="Standard">
      <style:text-properties fo:font-size="13pt" officeooo:rsid="001872a8" officeooo:paragraph-rsid="002689e4" style:font-size-asian="13pt" style:font-size-complex="13pt"/>
    </style:style>
    <style:style style:name="P22" style:family="paragraph" style:parent-style-name="Standard">
      <style:text-properties fo:font-size="13pt" officeooo:paragraph-rsid="0017a6e5" style:font-size-asian="13pt" style:font-size-complex="13pt"/>
    </style:style>
    <style:style style:name="P23" style:family="paragraph" style:parent-style-name="Standard">
      <style:text-properties fo:font-size="13pt" officeooo:rsid="00158a7a" officeooo:paragraph-rsid="00158a7a" style:font-size-asian="13pt" style:font-size-complex="13pt"/>
    </style:style>
    <style:style style:name="P24" style:family="paragraph" style:parent-style-name="Standard">
      <style:text-properties fo:font-size="13pt" officeooo:paragraph-rsid="000aafe0" style:font-size-asian="13pt" style:font-size-complex="13pt"/>
    </style:style>
    <style:style style:name="P25" style:family="paragraph" style:parent-style-name="Standard">
      <style:text-properties fo:font-size="13pt" officeooo:paragraph-rsid="0018c2ba" style:font-size-asian="13pt" style:font-size-complex="13pt"/>
    </style:style>
    <style:style style:name="P26" style:family="paragraph" style:parent-style-name="Standard">
      <style:text-properties fo:font-size="13pt" officeooo:paragraph-rsid="00147343" style:font-size-asian="13pt" style:font-size-complex="13pt"/>
    </style:style>
    <style:style style:name="P27" style:family="paragraph" style:parent-style-name="Standard">
      <style:text-properties fo:font-size="13pt" officeooo:paragraph-rsid="001b446b" style:font-size-asian="13pt" style:font-size-complex="13pt"/>
    </style:style>
    <style:style style:name="P28" style:family="paragraph" style:parent-style-name="Standard">
      <style:text-properties fo:font-size="13pt" officeooo:paragraph-rsid="001c4146" style:font-size-asian="13pt" style:font-size-complex="13pt"/>
    </style:style>
    <style:style style:name="P29" style:family="paragraph" style:parent-style-name="Standard">
      <style:text-properties fo:font-size="13pt" officeooo:paragraph-rsid="001ecfca" style:font-size-asian="13pt" style:font-size-complex="13pt"/>
    </style:style>
    <style:style style:name="P30" style:family="paragraph" style:parent-style-name="Standard">
      <style:text-properties fo:font-size="13pt" officeooo:paragraph-rsid="002049dc" style:font-size-asian="13pt" style:font-size-complex="13pt"/>
    </style:style>
    <style:style style:name="P31" style:family="paragraph" style:parent-style-name="Standard">
      <style:text-properties fo:font-size="13pt" officeooo:paragraph-rsid="0020eb38" style:font-size-asian="13pt" style:font-size-complex="13pt"/>
    </style:style>
    <style:style style:name="P32" style:family="paragraph" style:parent-style-name="Standard">
      <style:text-properties fo:font-size="13pt" officeooo:paragraph-rsid="0023513d" style:font-size-asian="13pt" style:font-size-complex="13pt"/>
    </style:style>
    <style:style style:name="P33" style:family="paragraph" style:parent-style-name="Standard">
      <style:text-properties fo:font-size="13pt" officeooo:rsid="0024aed7" officeooo:paragraph-rsid="0024aed7" style:font-size-asian="13pt" style:font-size-complex="13pt"/>
    </style:style>
    <style:style style:name="P34" style:family="paragraph" style:parent-style-name="Standard">
      <style:text-properties fo:font-size="13pt" officeooo:rsid="0024aed7" officeooo:paragraph-rsid="00274753" style:font-size-asian="13pt" style:font-size-complex="13pt"/>
    </style:style>
    <style:style style:name="P35" style:family="paragraph" style:parent-style-name="Standard">
      <style:text-properties fo:font-size="13pt" officeooo:paragraph-rsid="0024afca" style:font-size-asian="13pt" style:font-size-complex="13pt"/>
    </style:style>
    <style:style style:name="P36" style:family="paragraph" style:parent-style-name="Standard">
      <style:text-properties fo:font-size="13pt" officeooo:paragraph-rsid="002689e4" style:font-size-asian="13pt" style:font-size-complex="13pt"/>
    </style:style>
    <style:style style:name="P37" style:family="paragraph" style:parent-style-name="Standard">
      <style:text-properties officeooo:paragraph-rsid="000aafe0"/>
    </style:style>
    <style:style style:name="P38" style:family="paragraph" style:parent-style-name="Standard">
      <style:text-properties style:use-window-font-color="true" fo:font-size="13pt" officeooo:rsid="001872a8" officeooo:paragraph-rsid="0018c2ba" style:font-size-asian="13pt" style:font-size-complex="13pt"/>
    </style:style>
    <style:style style:name="P39" style:family="paragraph" style:parent-style-name="Standard">
      <style:text-properties style:use-window-font-color="true" fo:font-size="13pt" officeooo:rsid="001872a8" officeooo:paragraph-rsid="002049dc" style:font-size-asian="13pt" style:font-size-complex="13pt"/>
    </style:style>
    <style:style style:name="P40" style:family="paragraph" style:parent-style-name="Standard">
      <style:text-properties style:use-window-font-color="true" fo:font-size="13pt" officeooo:rsid="001872a8" officeooo:paragraph-rsid="0020eb38" style:font-size-asian="13pt" style:font-size-complex="13pt"/>
    </style:style>
    <style:style style:name="P41" style:family="paragraph" style:parent-style-name="Standard">
      <style:text-properties style:use-window-font-color="true" fo:font-size="13pt" officeooo:rsid="001872a8" officeooo:paragraph-rsid="0023513d" style:font-size-asian="13pt" style:font-size-complex="13pt"/>
    </style:style>
    <style:style style:name="P42" style:family="paragraph" style:parent-style-name="Standard">
      <style:text-properties style:use-window-font-color="true" fo:font-size="13pt" officeooo:rsid="001872a8" officeooo:paragraph-rsid="002689e4" style:font-size-asian="13pt" style:font-size-complex="13pt"/>
    </style:style>
    <style:style style:name="P43" style:family="paragraph" style:parent-style-name="Standard">
      <style:text-properties style:use-window-font-color="true" fo:font-size="13pt" officeooo:paragraph-rsid="0018c2ba" style:font-size-asian="13pt" style:font-size-complex="13pt"/>
    </style:style>
    <style:style style:name="P44" style:family="paragraph" style:parent-style-name="Standard">
      <style:text-properties style:use-window-font-color="true" fo:font-size="13pt" officeooo:paragraph-rsid="002049dc" style:font-size-asian="13pt" style:font-size-complex="13pt"/>
    </style:style>
    <style:style style:name="P45" style:family="paragraph" style:parent-style-name="Standard">
      <style:text-properties style:use-window-font-color="true" fo:font-size="13pt" officeooo:paragraph-rsid="0020eb38" style:font-size-asian="13pt" style:font-size-complex="13pt"/>
    </style:style>
    <style:style style:name="P46" style:family="paragraph" style:parent-style-name="Standard">
      <style:text-properties officeooo:paragraph-rsid="0022ec81"/>
    </style:style>
    <style:style style:name="P47" style:family="paragraph" style:parent-style-name="Standard">
      <style:text-properties fo:color="#2a6099" fo:font-size="13pt" officeooo:rsid="0024aed7" officeooo:paragraph-rsid="0024aed7" style:font-size-asian="13pt" style:font-size-complex="13pt"/>
    </style:style>
    <style:style style:name="P48" style:family="paragraph" style:parent-style-name="Standard">
      <style:text-properties fo:color="#2a6099" fo:font-size="13pt" officeooo:rsid="0024aed7" officeooo:paragraph-rsid="00274753" style:font-size-asian="13pt" style:font-size-complex="13pt"/>
    </style:style>
    <style:style style:name="P49" style:family="paragraph" style:parent-style-name="Standard">
      <style:text-properties fo:color="#000000" fo:font-size="13pt" officeooo:paragraph-rsid="0020eb38" style:font-size-asian="13pt" style:font-size-complex="13pt"/>
    </style:style>
    <style:style style:name="P50" style:family="paragraph" style:parent-style-name="Standard">
      <style:text-properties fo:color="#000000" fo:font-size="13pt" officeooo:rsid="001872a8" officeooo:paragraph-rsid="002689e4" style:font-size-asian="13pt" style:font-size-complex="13pt"/>
    </style:style>
    <style:style style:name="P51" style:family="paragraph" style:parent-style-name="Standard">
      <style:text-properties fo:color="#000000" fo:font-size="13pt" officeooo:paragraph-rsid="002689e4" style:font-size-asian="13pt" style:font-size-complex="13pt"/>
    </style:style>
    <style:style style:name="P52" style:family="paragraph" style:parent-style-name="Table_20_Contents">
      <style:text-properties fo:font-size="13pt" officeooo:rsid="001872a8" officeooo:paragraph-rsid="001872a8" style:font-size-asian="13pt" style:font-size-complex="13pt"/>
    </style:style>
    <style:style style:name="P53" style:family="paragraph" style:parent-style-name="Table_20_Contents">
      <style:text-properties fo:font-size="13pt" officeooo:rsid="001872a8" officeooo:paragraph-rsid="0018c2ba" style:font-size-asian="13pt" style:font-size-complex="13pt"/>
    </style:style>
    <style:style style:name="P54" style:family="paragraph" style:parent-style-name="Table_20_Contents">
      <style:text-properties fo:font-size="13pt" officeooo:rsid="001872a8" officeooo:paragraph-rsid="001ecfca" style:font-size-asian="13pt" style:font-size-complex="13pt"/>
    </style:style>
    <style:style style:name="P55" style:family="paragraph" style:parent-style-name="Table_20_Contents">
      <style:text-properties fo:font-size="13pt" officeooo:rsid="001872a8" officeooo:paragraph-rsid="0020eb38" style:font-size-asian="13pt" style:font-size-complex="13pt"/>
    </style:style>
    <style:style style:name="P56" style:family="paragraph" style:parent-style-name="Table_20_Contents">
      <style:text-properties fo:font-size="13pt" officeooo:rsid="001872a8" officeooo:paragraph-rsid="0023513d" style:font-size-asian="13pt" style:font-size-complex="13pt"/>
    </style:style>
    <style:style style:name="P57" style:family="paragraph" style:parent-style-name="Table_20_Contents">
      <style:text-properties fo:font-size="13pt" officeooo:rsid="001872a8" officeooo:paragraph-rsid="0024afca" style:font-size-asian="13pt" style:font-size-complex="13pt"/>
    </style:style>
    <style:style style:name="P58" style:family="paragraph" style:parent-style-name="Table_20_Contents">
      <style:text-properties fo:font-size="13pt" fo:font-weight="bold" officeooo:rsid="001872a8" officeooo:paragraph-rsid="001872a8" style:font-size-asian="13pt" style:font-weight-asian="bold" style:font-size-complex="13pt" style:font-weight-complex="bold"/>
    </style:style>
    <style:style style:name="P59" style:family="paragraph" style:parent-style-name="Table_20_Contents">
      <style:text-properties fo:font-size="13pt" fo:font-weight="bold" officeooo:rsid="001872a8" officeooo:paragraph-rsid="0018c2ba" style:font-size-asian="13pt" style:font-weight-asian="bold" style:font-size-complex="13pt" style:font-weight-complex="bold"/>
    </style:style>
    <style:style style:name="P60" style:family="paragraph" style:parent-style-name="Table_20_Contents">
      <style:text-properties fo:font-size="13pt" fo:font-weight="bold" officeooo:rsid="001872a8" officeooo:paragraph-rsid="001ecfca" style:font-size-asian="13pt" style:font-weight-asian="bold" style:font-size-complex="13pt" style:font-weight-complex="bold"/>
    </style:style>
    <style:style style:name="P61" style:family="paragraph" style:parent-style-name="Table_20_Contents">
      <style:text-properties fo:font-size="13pt" fo:font-weight="bold" officeooo:rsid="001872a8" officeooo:paragraph-rsid="0020eb38" style:font-size-asian="13pt" style:font-weight-asian="bold" style:font-size-complex="13pt" style:font-weight-complex="bold"/>
    </style:style>
    <style:style style:name="P62" style:family="paragraph" style:parent-style-name="Table_20_Contents">
      <style:text-properties fo:font-size="13pt" fo:font-weight="bold" officeooo:rsid="001872a8" officeooo:paragraph-rsid="0023513d" style:font-size-asian="13pt" style:font-weight-asian="bold" style:font-size-complex="13pt" style:font-weight-complex="bold"/>
    </style:style>
    <style:style style:name="P63" style:family="paragraph" style:parent-style-name="Table_20_Contents">
      <style:text-properties fo:font-size="13pt" fo:font-weight="bold" officeooo:rsid="001872a8" officeooo:paragraph-rsid="0024afca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ce96" style:font-weight-asian="bold" style:font-weight-complex="bold"/>
    </style:style>
    <style:style style:name="T3" style:family="text">
      <style:text-properties fo:font-weight="bold" officeooo:rsid="0022ce96" fo:background-color="#ffff00" loext:char-shading-value="0" style:font-weight-asian="bold" style:font-weight-complex="bold"/>
    </style:style>
    <style:style style:name="T4" style:family="text">
      <style:text-properties fo:font-weight="bold" officeooo:rsid="0022ce96" fo:background-color="#ffff00" loext:char-shading-value="0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bold" officeooo:rsid="00147343" style:font-weight-asian="bold" style:font-weight-complex="bold"/>
    </style:style>
    <style:style style:name="T7" style:family="text">
      <style:text-properties fo:color="#ff0000" fo:font-weight="bold" officeooo:rsid="00158a7a" style:font-weight-asian="bold" style:font-weight-complex="bold"/>
    </style:style>
    <style:style style:name="T8" style:family="text">
      <style:text-properties officeooo:rsid="000979b3"/>
    </style:style>
    <style:style style:name="T9" style:family="text">
      <style:text-properties fo:color="#2a6099" fo:font-weight="bold" style:font-weight-asian="bold" style:font-weight-complex="bold"/>
    </style:style>
    <style:style style:name="T10" style:family="text">
      <style:text-properties fo:color="#2a6099" fo:font-weight="bold" officeooo:rsid="0022ce96" fo:background-color="transparent" loext:char-shading-value="0" style:font-weight-asian="bold" style:font-weight-complex="bold"/>
    </style:style>
    <style:style style:name="T11" style:family="text">
      <style:text-properties fo:color="#2a6099" fo:font-weight="bold" officeooo:rsid="002308c8" fo:background-color="transparent" loext:char-shading-value="0" style:font-weight-asian="bold" style:font-weight-complex="bold"/>
    </style:style>
    <style:style style:name="T12" style:family="text">
      <style:text-properties fo:color="#2a6099" fo:font-size="13pt" fo:font-weight="bold" officeooo:rsid="0022ce96" fo:background-color="#ffff00" loext:char-shading-value="0" style:font-size-asian="13pt" style:font-weight-asian="bold" style:font-size-complex="13pt" style:font-weight-complex="bold"/>
    </style:style>
    <style:style style:name="T13" style:family="text">
      <style:text-properties fo:color="#2a6099" fo:font-size="13pt" fo:font-weight="bold" officeooo:rsid="002308c8" fo:background-color="#ffff00" loext:char-shading-value="0" style:font-size-asian="13pt" style:font-weight-asian="bold" style:font-size-complex="13pt" style:font-weight-complex="bold"/>
    </style:style>
    <style:style style:name="T14" style:family="text">
      <style:text-properties fo:color="#2a6099" fo:font-size="13pt" fo:font-weight="bold" officeooo:rsid="0022ce96" fo:background-color="transparent" loext:char-shading-value="0" style:font-size-asian="13pt" style:font-weight-asian="bold" style:font-size-complex="13pt" style:font-weight-complex="bold"/>
    </style:style>
    <style:style style:name="T15" style:family="text">
      <style:text-properties fo:color="#2a6099" fo:font-size="13pt" fo:font-weight="bold" officeooo:rsid="002308c8" fo:background-color="transparent" loext:char-shading-value="0" style:font-size-asian="13pt" style:font-weight-asian="bold" style:font-size-complex="13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22ce96" style:font-size-asian="13pt" style:font-size-complex="13pt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22ce96" fo:background-color="#ffff00" loext:char-shading-value="0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2308c8" fo:background-color="#ffff00" loext:char-shading-value="0" style:font-size-asian="13pt" style:font-weight-asian="bold" style:font-size-complex="13pt" style:font-weight-complex="bold"/>
    </style:style>
    <style:style style:name="T21" style:family="text">
      <style:text-properties officeooo:rsid="001b446b"/>
    </style:style>
    <style:style style:name="T22" style:family="text">
      <style:text-properties officeooo:rsid="001c4146"/>
    </style:style>
    <style:style style:name="T23" style:family="text">
      <style:text-properties officeooo:rsid="001ecfca"/>
    </style:style>
    <style:style style:name="T24" style:family="text">
      <style:text-properties officeooo:rsid="0022ce96"/>
    </style:style>
    <style:style style:name="T25" style:family="text">
      <style:text-properties officeooo:rsid="002308c8"/>
    </style:style>
    <style:style style:name="T26" style:family="text">
      <style:text-properties officeooo:rsid="0024afca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02/05/2021 -Análises</text:p>
      <text:p text:style-name="P5"/>
      <text:p text:style-name="P6">Notícias que incluem a Petrobras na época da queda na bolsa provocada pelo Coronavírus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7">1ª notícia = 5637 (<text:span text:style-name="T1">09/03/2020</text:span>) <text:span text:style-name="T21">= </text:span><text:span text:style-name="T6">viés negativo</text:span></text:p>
            <text:p text:style-name="P2"/>
            <text:p text:style-name="P26">Título: <text:span text:style-name="T1">Petróleo pode cair para até US$ 20 o barril em meio à guerra de preços, projetam analistas </text:span></text:p>
            <text:p text:style-name="P2"/>
            <text:p text:style-name="P14">Ferramentas: LIWC, OpLexicon, ReliLex, SentiLex, WordnetBr</text:p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column table:style-name="Tabela2.E"/>
              <table:table-column table:style-name="Tabela2.F"/>
              <table:table-row>
                <table:table-cell table:style-name="Tabela2.A1" office:value-type="string">
                  <text:p text:style-name="P58">Score</text:p>
                </table:table-cell>
                <table:table-cell table:style-name="Tabela2.A1" office:value-type="string">
                  <text:p text:style-name="P7">LIWC</text:p>
                </table:table-cell>
                <table:table-cell table:style-name="Tabela2.A1" office:value-type="string">
                  <text:p text:style-name="P7">OpLexicon</text:p>
                </table:table-cell>
                <table:table-cell table:style-name="Tabela2.A1" office:value-type="string">
                  <text:p text:style-name="P7">ReliLex</text:p>
                </table:table-cell>
                <table:table-cell table:style-name="Tabela2.A1" office:value-type="string">
                  <text:p text:style-name="P7">SentiLex</text:p>
                </table:table-cell>
                <table:table-cell table:style-name="Tabela2.F1" office:value-type="string">
                  <text:p text:style-name="P7">WordnetBr</text:p>
                </table:table-cell>
              </table:table-row>
              <table:table-row>
                <table:table-cell table:style-name="Tabela2.A2" office:value-type="string">
                  <text:p text:style-name="P52">Sem peso</text:p>
                </table:table-cell>
                <table:table-cell table:style-name="Tabela2.A2" office:value-type="string">
                  <text:p text:style-name="P16"><text:span text:style-name="T9">1</text:span></text:p>
                </table:table-cell>
                <table:table-cell table:style-name="Tabela2.A2" office:value-type="string">
                  <text:p text:style-name="P16"><text:span text:style-name="T1">0</text:span></text:p>
                </table:table-cell>
                <table:table-cell table:style-name="Tabela2.A2" office:value-type="string">
                  <text:p text:style-name="P16"><text:span text:style-name="T9">1</text:span></text:p>
                </table:table-cell>
                <table:table-cell table:style-name="Tabela2.A2" office:value-type="string">
                  <text:p text:style-name="P15"><text:span text:style-name="T5">-13</text:span><text:span text:style-name="T1"> </text:span></text:p>
                </table:table-cell>
                <table:table-cell table:style-name="Tabela2.F2" office:value-type="string">
                  <text:p text:style-name="P15"><text:span text:style-name="T1">0</text:span></text:p>
                </table:table-cell>
              </table:table-row>
              <table:table-row>
                <table:table-cell table:style-name="Tabela2.A2" office:value-type="string">
                  <text:p text:style-name="P52">Com peso</text:p>
                </table:table-cell>
                <table:table-cell table:style-name="Tabela2.A2" office:value-type="string">
                  <text:p text:style-name="P15"><text:span text:style-name="T9">6</text:span><text:span text:style-name="T1"> </text:span><text:span text:style-name="T5"><text:s/></text:span></text:p>
                </table:table-cell>
                <table:table-cell table:style-name="Tabela2.A2" office:value-type="string">
                  <text:p text:style-name="P15"><text:span text:style-name="T9">9</text:span></text:p>
                </table:table-cell>
                <table:table-cell table:style-name="Tabela2.A2" office:value-type="string">
                  <text:p text:style-name="P15"><text:span text:style-name="T1">0</text:span></text:p>
                </table:table-cell>
                <table:table-cell table:style-name="Tabela2.A2" office:value-type="string">
                  <text:p text:style-name="P15"><text:span text:style-name="T5">-17</text:span></text:p>
                </table:table-cell>
                <table:table-cell table:style-name="Tabela2.F2" office:value-type="string">
                  <text:p text:style-name="P15"><text:span text:style-name="T1">0</text:span></text:p>
                </table:table-cell>
              </table:table-row>
            </table:table>
            <text:p text:style-name="P22"/>
            <text:p text:style-name="P2"><text:span text:style-name="T1">06/03/20</text:span>: 23,32 - 22,09 (queda)</text:p>
            <text:p text:style-name="P2"><text:span text:style-name="T1">09/03/20</text:span>: 17,23 - 15,53 (queda) <text:span text:style-name="T8">&lt;-</text:span></text:p>
            <text:p text:style-name="P2"><text:span text:style-name="T1">10/03/20</text:span>: 18,04 - 16,99 (queda)</text:p>
          </table:table-cell>
        </table:table-row>
        <table:table-row>
          <table:table-cell table:style-name="Tabela1.A2" office:value-type="string">
            <text:p text:style-name="P27">2ª notícia = 5632 (<text:span text:style-name="T1">09/03/2020</text:span>) <text:span text:style-name="T21">= </text:span><text:span text:style-name="T7">viés negativo</text:span></text:p>
            <text:p text:style-name="P2"/>
            <text:p text:style-name="P2">Título: <text:span text:style-name="T1">Gasolina mais barata? Queda no preço do petróleo pode impactar seu bolso</text:span></text:p>
            <text:p text:style-name="P23"/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column table:style-name="Tabela3.E"/>
              <table:table-column table:style-name="Tabela3.F"/>
              <table:table-row>
                <table:table-cell table:style-name="Tabela3.A1" office:value-type="string">
                  <text:p text:style-name="P58">Score</text:p>
                </table:table-cell>
                <table:table-cell table:style-name="Tabela3.A1" office:value-type="string">
                  <text:p text:style-name="P7">LIWC</text:p>
                </table:table-cell>
                <table:table-cell table:style-name="Tabela3.A1" office:value-type="string">
                  <text:p text:style-name="P7">OpLexicon</text:p>
                </table:table-cell>
                <table:table-cell table:style-name="Tabela3.A1" office:value-type="string">
                  <text:p text:style-name="P7">ReliLex</text:p>
                </table:table-cell>
                <table:table-cell table:style-name="Tabela3.A1" office:value-type="string">
                  <text:p text:style-name="P7">SentiLex</text:p>
                </table:table-cell>
                <table:table-cell table:style-name="Tabela3.F1" office:value-type="string">
                  <text:p text:style-name="P7">WordnetBr</text:p>
                </table:table-cell>
              </table:table-row>
              <table:table-row table:style-name="Tabela3.2">
                <table:table-cell table:style-name="Tabela3.A2" office:value-type="string">
                  <text:p text:style-name="P52">Sem peso</text:p>
                </table:table-cell>
                <table:table-cell table:style-name="Tabela3.A2" office:value-type="string">
                  <text:p text:style-name="P16"><text:span text:style-name="T9">32</text:span></text:p>
                </table:table-cell>
                <table:table-cell table:style-name="Tabela3.A2" office:value-type="string">
                  <text:p text:style-name="P16"><text:span text:style-name="T9">18</text:span></text:p>
                </table:table-cell>
                <table:table-cell table:style-name="Tabela3.A2" office:value-type="string">
                  <text:p text:style-name="P16"><text:span text:style-name="T5">-2</text:span></text:p>
                </table:table-cell>
                <table:table-cell table:style-name="Tabela3.A2" office:value-type="string">
                  <text:p text:style-name="P15"><text:span text:style-name="T5">-4</text:span></text:p>
                </table:table-cell>
                <table:table-cell table:style-name="Tabela3.F2" office:value-type="string">
                  <text:p text:style-name="P15"><text:span text:style-name="T1">0</text:span></text:p>
                </table:table-cell>
              </table:table-row>
              <table:table-row>
                <table:table-cell table:style-name="Tabela3.A2" office:value-type="string">
                  <text:p text:style-name="P52">Com peso</text:p>
                </table:table-cell>
                <table:table-cell table:style-name="Tabela3.A2" office:value-type="string">
                  <text:p text:style-name="P15"><text:span text:style-name="T9">32</text:span></text:p>
                </table:table-cell>
                <table:table-cell table:style-name="Tabela3.A2" office:value-type="string">
                  <text:p text:style-name="P15"><text:span text:style-name="T9">28</text:span></text:p>
                </table:table-cell>
                <table:table-cell table:style-name="Tabela3.A2" office:value-type="string">
                  <text:p text:style-name="P15"><text:span text:style-name="T5">-4 </text:span></text:p>
                </table:table-cell>
                <table:table-cell table:style-name="Tabela3.A2" office:value-type="string">
                  <text:p text:style-name="P15"><text:span text:style-name="T5">-7</text:span></text:p>
                </table:table-cell>
                <table:table-cell table:style-name="Tabela3.F2" office:value-type="string">
                  <text:p text:style-name="P15"><text:span text:style-name="T1">0</text:span></text:p>
                </table:table-cell>
              </table:table-row>
            </table:table>
            <text:p text:style-name="P15"/>
            <text:p text:style-name="P2"><text:span text:style-name="T1">06/03/20</text:span>: 23,32 - 22,09 (queda)</text:p>
            <text:p text:style-name="P2"><text:span text:style-name="T1">09/03/20</text:span>: 17,23 - 15,53 (queda) <text:span text:style-name="T8">&lt;-</text:span></text:p>
            <text:p text:style-name="P2"><text:span text:style-name="T1">10/03/20</text:span>: 18,04 - 16,99 (queda)</text:p>
          </table:table-cell>
        </table:table-row>
        <table:table-row>
          <table:table-cell table:style-name="Tabela1.A2" office:value-type="string">
            <text:p text:style-name="P28">3ª notícia = 5594 (<text:span text:style-name="T1">12/03/2020</text:span>) <text:span text:style-name="T22">= </text:span><text:span text:style-name="T7">viés negativo</text:span></text:p>
            <text:p text:style-name="P3"/>
            <text:p text:style-name="P3">Título: <text:span text:style-name="T1">Petrobras reduz preços da gasolina em 9,5% e do diesel em 6,5% em meio à forte queda do petróleo</text:span></text:p>
            <text:p text:style-name="P3"/>
            <table:table table:name="Tabela4" table:style-name="Tabela4">
              <table:table-column table:style-name="Tabela4.A"/>
              <table:table-column table:style-name="Tabela4.B"/>
              <table:table-column table:style-name="Tabela4.C"/>
              <table:table-column table:style-name="Tabela4.D"/>
              <table:table-column table:style-name="Tabela4.E"/>
              <table:table-column table:style-name="Tabela4.F"/>
              <table:table-row>
                <table:table-cell table:style-name="Tabela4.A1" office:value-type="string">
                  <text:p text:style-name="P59">Score</text:p>
                </table:table-cell>
                <table:table-cell table:style-name="Tabela4.A1" office:value-type="string">
                  <text:p text:style-name="P8">LIWC</text:p>
                </table:table-cell>
                <table:table-cell table:style-name="Tabela4.A1" office:value-type="string">
                  <text:p text:style-name="P8">OpLexicon</text:p>
                </table:table-cell>
                <table:table-cell table:style-name="Tabela4.A1" office:value-type="string">
                  <text:p text:style-name="P8">ReliLex</text:p>
                </table:table-cell>
                <table:table-cell table:style-name="Tabela4.A1" office:value-type="string">
                  <text:p text:style-name="P8">SentiLex</text:p>
                </table:table-cell>
                <table:table-cell table:style-name="Tabela4.F1" office:value-type="string">
                  <text:p text:style-name="P8">WordnetBr</text:p>
                </table:table-cell>
              </table:table-row>
              <table:table-row table:style-name="Tabela4.2">
                <table:table-cell table:style-name="Tabela4.A2" office:value-type="string">
                  <text:p text:style-name="P53">Sem peso</text:p>
                </table:table-cell>
                <table:table-cell table:style-name="Tabela4.A2" office:value-type="string">
                  <text:p text:style-name="P17"><text:span text:style-name="T9">4</text:span></text:p>
                </table:table-cell>
                <table:table-cell table:style-name="Tabela4.A2" office:value-type="string">
                  <text:p text:style-name="P17"><text:span text:style-name="T5">-1</text:span></text:p>
                </table:table-cell>
                <table:table-cell table:style-name="Tabela4.A2" office:value-type="string">
                  <text:p text:style-name="P38"><text:span text:style-name="T1">0</text:span></text:p>
                </table:table-cell>
                <table:table-cell table:style-name="Tabela4.A2" office:value-type="string">
                  <text:p text:style-name="P25"><text:span text:style-name="T9">1</text:span></text:p>
                </table:table-cell>
                <table:table-cell table:style-name="Tabela4.F2" office:value-type="string">
                  <text:p text:style-name="P25"><text:span text:style-name="T1">0</text:span></text:p>
                </table:table-cell>
              </table:table-row>
              <table:table-row>
                <table:table-cell table:style-name="Tabela4.A2" office:value-type="string">
                  <text:p text:style-name="P53">Com peso</text:p>
                </table:table-cell>
                <table:table-cell table:style-name="Tabela4.A2" office:value-type="string">
                  <text:p text:style-name="P25"><text:span text:style-name="T9">10</text:span></text:p>
                </table:table-cell>
                <table:table-cell table:style-name="Tabela4.A2" office:value-type="string">
                  <text:p text:style-name="P25"><text:span text:style-name="T9">6</text:span></text:p>
                </table:table-cell>
                <table:table-cell table:style-name="Tabela4.A2" office:value-type="string">
                  <text:p text:style-name="P43"><text:span text:style-name="T1">0</text:span></text:p>
                </table:table-cell>
                <table:table-cell table:style-name="Tabela4.A2" office:value-type="string">
                  <text:p text:style-name="P25"><text:span text:style-name="T9">1</text:span></text:p>
                </table:table-cell>
                <table:table-cell table:style-name="Tabela4.F2" office:value-type="string">
                  <text:p text:style-name="P25"><text:span text:style-name="T1">0</text:span></text:p>
                </table:table-cell>
              </table:table-row>
            </table:table>
            <text:p text:style-name="P25"/>
            <text:p text:style-name="P3"><text:span text:style-name="T1">11/03/20</text:span>: 16,16 - 15,34 (queda)</text:p>
            <text:p text:style-name="P4"><text:span text:style-name="T1">12/03/20</text:span>: 13,22 - 12,19 (queda) <text:span text:style-name="T8">&lt;-</text:span></text:p>
            <text:p text:style-name="P3"><text:span text:style-name="T1">13/03/20</text:span>: 14,61 - 14,90 (queda)</text:p>
          </table:table-cell>
        </table:table-row>
        <table:table-row>
          <table:table-cell table:style-name="Tabela1.A2" office:value-type="string">
            <text:p text:style-name="P29">4ª notícia = 5389 (<text:span text:style-name="T1">26/03/2020</text:span>) <text:span text:style-name="T23">= </text:span><text:span text:style-name="T7">viés negativo</text:span></text:p>
            <text:p text:style-name="P3"/>
            <text:p text:style-name="P3">Título: <text:span text:style-name="T1">Crise no setor de petróleo pode ser a pior em 100 anos, diz presidente da </text:span><text:soft-page-break/><text:span text:style-name="T1">Petrobras</text:span></text:p>
            <text:p text:style-name="P3"/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column table:style-name="Tabela5.D"/>
              <table:table-column table:style-name="Tabela5.E"/>
              <table:table-column table:style-name="Tabela5.F"/>
              <table:table-row>
                <table:table-cell table:style-name="Tabela5.A1" office:value-type="string">
                  <text:p text:style-name="P60">Score</text:p>
                </table:table-cell>
                <table:table-cell table:style-name="Tabela5.A1" office:value-type="string">
                  <text:p text:style-name="P9">LIWC</text:p>
                </table:table-cell>
                <table:table-cell table:style-name="Tabela5.A1" office:value-type="string">
                  <text:p text:style-name="P9">OpLexicon</text:p>
                </table:table-cell>
                <table:table-cell table:style-name="Tabela5.A1" office:value-type="string">
                  <text:p text:style-name="P9">ReliLex</text:p>
                </table:table-cell>
                <table:table-cell table:style-name="Tabela5.A1" office:value-type="string">
                  <text:p text:style-name="P9">SentiLex</text:p>
                </table:table-cell>
                <table:table-cell table:style-name="Tabela5.F1" office:value-type="string">
                  <text:p text:style-name="P9">WordnetBr</text:p>
                </table:table-cell>
              </table:table-row>
              <table:table-row table:style-name="Tabela5.2">
                <table:table-cell table:style-name="Tabela5.A2" office:value-type="string">
                  <text:p text:style-name="P54">Sem peso</text:p>
                </table:table-cell>
                <table:table-cell table:style-name="Tabela5.A2" office:value-type="string">
                  <text:p text:style-name="P18"><text:span text:style-name="T9">19</text:span></text:p>
                </table:table-cell>
                <table:table-cell table:style-name="Tabela5.A2" office:value-type="string">
                  <text:p text:style-name="P18"><text:span text:style-name="T5">-2</text:span></text:p>
                </table:table-cell>
                <table:table-cell table:style-name="Tabela5.A2" office:value-type="string">
                  <text:p text:style-name="P39"><text:span text:style-name="T9">5</text:span></text:p>
                </table:table-cell>
                <table:table-cell table:style-name="Tabela5.A2" office:value-type="string">
                  <text:p text:style-name="P30"><text:span text:style-name="T9">1</text:span></text:p>
                </table:table-cell>
                <table:table-cell table:style-name="Tabela5.F2" office:value-type="string">
                  <text:p text:style-name="P30"><text:span text:style-name="T5">-2</text:span></text:p>
                </table:table-cell>
              </table:table-row>
              <table:table-row>
                <table:table-cell table:style-name="Tabela5.A2" office:value-type="string">
                  <text:p text:style-name="P54">Com peso</text:p>
                </table:table-cell>
                <table:table-cell table:style-name="Tabela5.A2" office:value-type="string">
                  <text:p text:style-name="P30"><text:span text:style-name="T9">20 </text:span></text:p>
                </table:table-cell>
                <table:table-cell table:style-name="Tabela5.A2" office:value-type="string">
                  <text:p text:style-name="P30"><text:span text:style-name="T9">1</text:span></text:p>
                </table:table-cell>
                <table:table-cell table:style-name="Tabela5.A2" office:value-type="string">
                  <text:p text:style-name="P44"><text:span text:style-name="T9">4</text:span></text:p>
                </table:table-cell>
                <table:table-cell table:style-name="Tabela5.A2" office:value-type="string">
                  <text:p text:style-name="P30"><text:span text:style-name="T5">-2</text:span></text:p>
                </table:table-cell>
                <table:table-cell table:style-name="Tabela5.F2" office:value-type="string">
                  <text:p text:style-name="P30"><text:span text:style-name="T5">-3</text:span></text:p>
                </table:table-cell>
              </table:table-row>
            </table:table>
            <text:p text:style-name="P29"/>
            <text:p text:style-name="P3"><text:span text:style-name="T1">25/03/20</text:span>: 12,81 - 13,86 (subida)</text:p>
            <text:p text:style-name="P4"><text:span text:style-name="T1">26/03/20</text:span>: 13,93 - 13,92 (queda) <text:span text:style-name="T8">&lt;-</text:span></text:p>
            <text:p text:style-name="P3"><text:span text:style-name="T1">27/03/20</text:span>: 12,87 - 12,87 (zero)</text:p>
          </table:table-cell>
        </table:table-row>
        <table:table-row>
          <table:table-cell table:style-name="Tabela1.A2" office:value-type="string">
            <text:p text:style-name="P37">5ª notícia = 5021 (<text:span text:style-name="T1">17/04/2020</text:span>) <text:span text:style-name="T24">= </text:span><text:span text:style-name="T4">viés ???</text:span></text:p>
            <text:p text:style-name="P3"/>
            <text:p text:style-name="P3">Título: <text:span text:style-name="T1">Corte de 200 mil barris de petróleo por dia está se mostrando viável, diz Petrobras</text:span></text:p>
            <text:p text:style-name="P3"/>
            <table:table table:name="Tabela6" table:style-name="Tabela6">
              <table:table-column table:style-name="Tabela6.A"/>
              <table:table-column table:style-name="Tabela6.B"/>
              <table:table-column table:style-name="Tabela6.C"/>
              <table:table-column table:style-name="Tabela6.D"/>
              <table:table-column table:style-name="Tabela6.E"/>
              <table:table-column table:style-name="Tabela6.F"/>
              <table:table-row>
                <table:table-cell table:style-name="Tabela6.A1" office:value-type="string">
                  <text:p text:style-name="P61">Score</text:p>
                </table:table-cell>
                <table:table-cell table:style-name="Tabela6.A1" office:value-type="string">
                  <text:p text:style-name="P10">LIWC</text:p>
                </table:table-cell>
                <table:table-cell table:style-name="Tabela6.A1" office:value-type="string">
                  <text:p text:style-name="P10">OpLexicon</text:p>
                </table:table-cell>
                <table:table-cell table:style-name="Tabela6.A1" office:value-type="string">
                  <text:p text:style-name="P10">ReliLex</text:p>
                </table:table-cell>
                <table:table-cell table:style-name="Tabela6.A1" office:value-type="string">
                  <text:p text:style-name="P10">SentiLex</text:p>
                </table:table-cell>
                <table:table-cell table:style-name="Tabela6.F1" office:value-type="string">
                  <text:p text:style-name="P10">WordnetBr</text:p>
                </table:table-cell>
              </table:table-row>
              <table:table-row table:style-name="Tabela6.2">
                <table:table-cell table:style-name="Tabela6.A2" office:value-type="string">
                  <text:p text:style-name="P55">Sem peso</text:p>
                </table:table-cell>
                <table:table-cell table:style-name="Tabela6.A2" office:value-type="string">
                  <text:p text:style-name="P19"><text:span text:style-name="T9">0</text:span></text:p>
                </table:table-cell>
                <table:table-cell table:style-name="Tabela6.A2" office:value-type="string">
                  <text:p text:style-name="P19"><text:span text:style-name="T9">6</text:span></text:p>
                </table:table-cell>
                <table:table-cell table:style-name="Tabela6.A2" office:value-type="string">
                  <text:p text:style-name="P40"><text:span text:style-name="T9">0</text:span></text:p>
                </table:table-cell>
                <table:table-cell table:style-name="Tabela6.A2" office:value-type="string">
                  <text:p text:style-name="P31"><text:span text:style-name="T5">-2</text:span></text:p>
                </table:table-cell>
                <table:table-cell table:style-name="Tabela6.F2" office:value-type="string">
                  <text:p text:style-name="P49"><text:span text:style-name="T1">0</text:span></text:p>
                </table:table-cell>
              </table:table-row>
              <table:table-row>
                <table:table-cell table:style-name="Tabela6.A2" office:value-type="string">
                  <text:p text:style-name="P55">Com peso</text:p>
                </table:table-cell>
                <table:table-cell table:style-name="Tabela6.A2" office:value-type="string">
                  <text:p text:style-name="P31"><text:span text:style-name="T9">4</text:span></text:p>
                </table:table-cell>
                <table:table-cell table:style-name="Tabela6.A2" office:value-type="string">
                  <text:p text:style-name="P31"><text:span text:style-name="T9">12</text:span></text:p>
                </table:table-cell>
                <table:table-cell table:style-name="Tabela6.A2" office:value-type="string">
                  <text:p text:style-name="P45"><text:span text:style-name="T5">-2</text:span></text:p>
                </table:table-cell>
                <table:table-cell table:style-name="Tabela6.A2" office:value-type="string">
                  <text:p text:style-name="P31"><text:span text:style-name="T5">-4 </text:span></text:p>
                </table:table-cell>
                <table:table-cell table:style-name="Tabela6.F2" office:value-type="string">
                  <text:p text:style-name="P31"><text:span text:style-name="T5">-1</text:span></text:p>
                </table:table-cell>
              </table:table-row>
            </table:table>
            <text:p text:style-name="P31"/>
            <text:p text:style-name="P3"><text:span text:style-name="T1">16/04/20</text:span>: 16,13 - 15,21 (queda)</text:p>
            <text:p text:style-name="P4"><text:span text:style-name="T1">17/04/20</text:span>: 15,25 - 15,61 (subida) <text:span text:style-name="T8">&lt;-</text:span></text:p>
            <text:p text:style-name="P3"><text:span text:style-name="T1">20/04/20</text:span>: 14,98 - 15,43 (subida)</text:p>
          </table:table-cell>
        </table:table-row>
        <table:table-row>
          <table:table-cell table:style-name="Tabela1.A2" office:value-type="string">
            <text:p text:style-name="P46"><text:span text:style-name="T16">6ª notícia = 3819 (</text:span><text:span text:style-name="T18">25/05/2020</text:span><text:span text:style-name="T16">) </text:span><text:span text:style-name="T17">= </text:span><text:span text:style-name="T14">viés </text:span><text:span text:style-name="T15">positivo</text:span></text:p>
            <text:p text:style-name="P3"/>
            <text:p text:style-name="P3">Título: <text:span text:style-name="T1">Ação do BB dispara 10% com Guedes citando privatização em reunião; Via Varejo sobe 15% e só 7 ativos do Ibovespa caem</text:span></text:p>
            <text:p text:style-name="P3"/>
            <table:table table:name="Tabela7" table:style-name="Tabela7">
              <table:table-column table:style-name="Tabela7.A"/>
              <table:table-column table:style-name="Tabela7.B"/>
              <table:table-column table:style-name="Tabela7.C"/>
              <table:table-column table:style-name="Tabela7.D"/>
              <table:table-column table:style-name="Tabela7.E"/>
              <table:table-column table:style-name="Tabela7.F"/>
              <table:table-row>
                <table:table-cell table:style-name="Tabela7.A1" office:value-type="string">
                  <text:p text:style-name="P62">Score</text:p>
                </table:table-cell>
                <table:table-cell table:style-name="Tabela7.A1" office:value-type="string">
                  <text:p text:style-name="P11">LIWC</text:p>
                </table:table-cell>
                <table:table-cell table:style-name="Tabela7.A1" office:value-type="string">
                  <text:p text:style-name="P11">OpLexicon</text:p>
                </table:table-cell>
                <table:table-cell table:style-name="Tabela7.A1" office:value-type="string">
                  <text:p text:style-name="P11">ReliLex</text:p>
                </table:table-cell>
                <table:table-cell table:style-name="Tabela7.A1" office:value-type="string">
                  <text:p text:style-name="P11">SentiLex</text:p>
                </table:table-cell>
                <table:table-cell table:style-name="Tabela7.F1" office:value-type="string">
                  <text:p text:style-name="P11">WordnetBr</text:p>
                </table:table-cell>
              </table:table-row>
              <table:table-row table:style-name="Tabela7.2">
                <table:table-cell table:style-name="Tabela7.A2" office:value-type="string">
                  <text:p text:style-name="P56">Sem peso</text:p>
                </table:table-cell>
                <table:table-cell table:style-name="Tabela7.B2">
                  <text:p text:style-name="P20"><text:span text:style-name="T9"/></text:p>
                </table:table-cell>
                <table:table-cell table:style-name="Tabela7.A2" office:value-type="string">
                  <text:p text:style-name="P20"><text:span text:style-name="T9"/></text:p>
                </table:table-cell>
                <table:table-cell table:style-name="Tabela7.A2" office:value-type="string">
                  <text:p text:style-name="P41"><text:span text:style-name="T9"/></text:p>
                </table:table-cell>
                <table:table-cell table:style-name="Tabela7.A2" office:value-type="string">
                  <text:p text:style-name="P32"><text:span text:style-name="T5"/></text:p>
                </table:table-cell>
                <table:table-cell table:style-name="Tabela7.F2" office:value-type="string">
                  <text:p text:style-name="P32"><text:span text:style-name="T5"/></text:p>
                </table:table-cell>
              </table:table-row>
              <table:table-row>
                <table:table-cell table:style-name="Tabela7.A2" office:value-type="string">
                  <text:p text:style-name="P56">Com peso</text:p>
                </table:table-cell>
                <table:table-cell table:style-name="Tabela7.A2" office:value-type="string">
                  <text:p text:style-name="P33"><text:span text:style-name="T9">100</text:span></text:p>
                </table:table-cell>
                <table:table-cell table:style-name="Tabela7.A2" office:value-type="string">
                  <text:p text:style-name="P33"><text:span text:style-name="T9">33</text:span></text:p>
                </table:table-cell>
                <table:table-cell table:style-name="Tabela7.A2" office:value-type="string">
                  <text:p text:style-name="P47"><text:span text:style-name="T1">19</text:span></text:p>
                </table:table-cell>
                <table:table-cell table:style-name="Tabela7.A2" office:value-type="string">
                  <text:p text:style-name="P47"><text:span text:style-name="T1">12</text:span></text:p>
                </table:table-cell>
                <table:table-cell table:style-name="Tabela7.F3" office:value-type="string">
                  <text:p text:style-name="P47"><text:span text:style-name="T1">3</text:span></text:p>
                </table:table-cell>
              </table:table-row>
            </table:table>
            <text:p text:style-name="P3"/>
            <text:p text:style-name="P3"><text:span text:style-name="T1">25/05/20</text:span>: 18,85 - 18,85 (zero)</text:p>
            <text:p text:style-name="P4"><text:span text:style-name="T1">26/05/20</text:span>: 19,33 - 19,03 (queda) <text:span text:style-name="T8">&lt;-</text:span></text:p>
            <text:p text:style-name="P3"><text:span text:style-name="T1">27/05/20</text:span>: 19,16 - 19,28 (subida)</text:p>
          </table:table-cell>
        </table:table-row>
        <table:table-row>
          <table:table-cell table:style-name="Tabela1.A2" office:value-type="string">
            <text:p text:style-name="P35">7ª notícia = 3452 (<text:span text:style-name="T1">5/06/2020</text:span>) <text:span text:style-name="T26">= </text:span><text:span text:style-name="T10">viés </text:span><text:span text:style-name="T11">positivo</text:span></text:p>
            <text:p text:style-name="P3"/>
            <text:p text:style-name="P3">Título: <text:span text:style-name="T1">Petrobras exporta 1,11 milhão de toneladas de óleo combustível e bate novo recorde</text:span></text:p>
            <text:p text:style-name="P3"/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D"/>
              <table:table-column table:style-name="Tabela8.E"/>
              <table:table-column table:style-name="Tabela8.F"/>
              <table:table-row>
                <table:table-cell table:style-name="Tabela8.A1" office:value-type="string">
                  <text:p text:style-name="P63">Score</text:p>
                </table:table-cell>
                <table:table-cell table:style-name="Tabela8.A1" office:value-type="string">
                  <text:p text:style-name="P12">LIWC</text:p>
                </table:table-cell>
                <table:table-cell table:style-name="Tabela8.A1" office:value-type="string">
                  <text:p text:style-name="P12">OpLexicon</text:p>
                </table:table-cell>
                <table:table-cell table:style-name="Tabela8.A1" office:value-type="string">
                  <text:p text:style-name="P12">ReliLex</text:p>
                </table:table-cell>
                <table:table-cell table:style-name="Tabela8.A1" office:value-type="string">
                  <text:p text:style-name="P12">SentiLex</text:p>
                </table:table-cell>
                <table:table-cell table:style-name="Tabela8.F1" office:value-type="string">
                  <text:p text:style-name="P12">WordnetBr</text:p>
                </table:table-cell>
              </table:table-row>
              <table:table-row table:style-name="Tabela8.2">
                <table:table-cell table:style-name="Tabela8.A2" office:value-type="string">
                  <text:p text:style-name="P57">Sem peso</text:p>
                </table:table-cell>
                <table:table-cell table:style-name="Tabela8.B2" office:value-type="float" office:value="15">
                  <text:p text:style-name="P21"><text:span text:style-name="T9">15</text:span></text:p>
                </table:table-cell>
                <table:table-cell table:style-name="Tabela8.A2" office:value-type="string">
                  <text:p text:style-name="P50"><text:span text:style-name="T1">0</text:span></text:p>
                </table:table-cell>
                <table:table-cell table:style-name="Tabela8.A2" office:value-type="string">
                  <text:p text:style-name="P42"><text:span text:style-name="T9">3</text:span></text:p>
                </table:table-cell>
                <table:table-cell table:style-name="Tabela8.A2" office:value-type="string">
                  <text:p text:style-name="P36"><text:span text:style-name="T9">2</text:span></text:p>
                </table:table-cell>
                <table:table-cell table:style-name="Tabela8.F2" office:value-type="string">
                  <text:p text:style-name="P51"><text:span text:style-name="T1">0</text:span></text:p>
                </table:table-cell>
              </table:table-row>
              <table:table-row>
                <table:table-cell table:style-name="Tabela8.A2" office:value-type="string">
                  <text:p text:style-name="P57">Com peso</text:p>
                </table:table-cell>
                <table:table-cell table:style-name="Tabela8.A2" office:value-type="string">
                  <text:p text:style-name="P34"><text:span text:style-name="T9">24</text:span></text:p>
                </table:table-cell>
                <table:table-cell table:style-name="Tabela8.A2" office:value-type="string">
                  <text:p text:style-name="P34"><text:span text:style-name="T9">8</text:span></text:p>
                </table:table-cell>
                <table:table-cell table:style-name="Tabela8.A2" office:value-type="string">
                  <text:p text:style-name="P48"><text:span text:style-name="T1">3</text:span></text:p>
                </table:table-cell>
                <table:table-cell table:style-name="Tabela8.A2" office:value-type="string">
                  <text:p text:style-name="P48"><text:span text:style-name="T1">2</text:span></text:p>
                </table:table-cell>
                <table:table-cell table:style-name="Tabela8.F3" office:value-type="string">
                  <text:p text:style-name="P48"><text:span text:style-name="T1">0</text:span></text:p>
                </table:table-cell>
              </table:table-row>
            </table:table>
            <text:p text:style-name="P3"/>
            <text:p text:style-name="P3"><text:soft-page-break/><text:span text:style-name="T1">04/06/20</text:span>: 20,70 - 20,73 (aumento)</text:p>
            <text:p text:style-name="P4"><text:span text:style-name="T1">05/06/20</text:span>: 21,57 - 21,39 (queda) <text:span text:style-name="T8">&lt;-</text:span></text:p>
            <text:p text:style-name="P3"><text:span text:style-name="T1">08/06/20</text:span>: 21,82 - 21,80 (queda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4T20:36:10.951000000</meta:creation-date>
    <dc:date>2021-05-06T22:01:19.214000000</dc:date>
    <meta:editing-duration>PT1H28M33S</meta:editing-duration>
    <meta:editing-cycles>32</meta:editing-cycles>
    <meta:generator>LibreOffice/6.4.2.2$Windows_X86_64 LibreOffice_project/4e471d8c02c9c90f512f7f9ead8875b57fcb1ec3</meta:generator>
    <meta:document-statistic meta:table-count="8" meta:image-count="0" meta:object-count="0" meta:page-count="3" meta:paragraph-count="159" meta:word-count="446" meta:character-count="2345" meta:non-whitespace-character-count="2051"/>
  </office:meta>
</office:document-meta>
</file>